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dfb"/>
    </style:style>
    <style:style style:name="T1" style:family="text">
      <style:text-properties officeooo:rsid="00157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зробити багатопоточний додаток. </text:p>
      <text:p text:style-name="P1">Все сут<text:span text:style-name="T1">ності</text:span>і, <text:span text:style-name="T1">які отримують</text:span> доступ до ресурсу, повинні бути потоками. Використовувати можливості ООП. Додаток має бути консольним. </text:p>
      <text:p text:style-name="P1">1. Порт. Кораблі заходять в порт для розвантаження / завантаження контейнерів. Число контейнерів, що знаходяться в поточний момент в порту і на кораблі, має бути невід'ємним і перевищує задану вантажопідйомність судна і місткість порту. У порту працює кілька причалів. У одного причалу може стояти один корабель. Корабель може завантажуватися біля причалу, розвантажуватися або виконувати обидві дії.</text:p>
      <text:p text:style-name="P1">2. Маленька бібліотека. Доступні для читання кілька книг. Однакових книг в бібліотеці немає. Деякі видаються на руки, деякі тільки в читальний зал. Читач може брати на руки і в читальний зал кілька книг.</text:p>
      <text:p text:style-name="P1">3. Місце для паркування. Доступно декілька машиномісць. На одному місці може знаходитися тільки один автомобіль. Якщо всі місця зайняті, то автомобіль не стане чекати більше певного часу і поїде на іншу стоянку.</text:p>
      <text:p text:style-name="P1">4. CallCenter. В організації працює кілька операторів. Оператор може обслуговувати тільки одного клієнта, інші повинні чекати своєї черги. Клієнт може покласти трубку і передзвонити ще раз через деякий час.</text:p>
      <text:p text:style-name="P1">5. Автобусні зупинки. На маршруті кілька зупинок. На одній зупинці може зупинятися кілька автобусів одночасно, але не більше заданого числа.</text:p>
      <text:p text:style-name="P1">6. Вільна каса. У ресторані швидкого обслуговування є кілька кас. Відвідувачі стоять в черзі в конкретну касу, але можуть перейти в іншу чергу при зменшенні або зникненні там черги.</text:p>
      <text:p text:style-name="P1"/>
      <text:p text:style-name="P1"><text:span text:style-name="T1">7.</text:span>Тунель. В горах існує два залізничних тунелю, за якими поїзди можуть рухатися в обох напрямках. По обох кінцях тунелю зібралося багато поїздів. Забезпечити безпечне проходження тунелів в обох напрямках. Поїзд можна перенаправити з одного тунелю в інший при перевищенні заданого часу очікування на проїзд. </text:p>
      <text:p text:style-name="P1">8. Банк. Є банк з касирами, клієнтами та їх рахунками. Клієнт може знімати / поповнювати / переводити / оплачувати / обмінювати грошові кошти. Касир послідовно обслуговує клієнтів. Потік-спостерігач стежить, щоб в касах завжди були готівкові, при скупченні грошей більше певної суми, частина їх перекладається в сховище, при виснаженні запасів готівки відбувається поповнення зі сховища.</text:p>
      <text:p text:style-name="P1">9. Аукціон. На торги виставляється кілька лотів. Учасники аукціону роблять заявки. Заявку можна коригувати в бік збільшення кілька разів за торги одного лота. Аукціон визначає переможця і переходить до наступного лоту. Учасник, що не заплатив за лот в заданий проміжок часу, відсторонюється на кілька лотів від торгів.</text:p>
      <text:p text:style-name="P1">10. Біржа. На торгах брокери пропонують акції кількох фірм. На біржі здійснюються дії з купівлі-продажу акцій. Залежно від кількості проданих-куплених акцій їх ціна змінюється. Брокери пропонують до продажу деяку частину акцій. Від активності і зростання-падіння котирувань акцій змінюється індекс біржі. Біржа може призупинити торги при різкому падінні індексу.</text:p>
      <text:p text:style-name="P1">11. Аеропорт. Посадка / висадка пасажирів може здійснюватися через кінцеве число терміналів іназемним способом через кінцеве число трапів. Літаки бувають різної місткості і дальності польоту. Організувати функціонування аеропорту, якщо пунктів призначення 4-6, і зон дальності 2-3.</text:p>
      <text:p text:style-name="P1"/>
      <text:p text:style-name="P1"><text:span text:style-name="T1">12.</text:span>Створити багатопотоковості додаток з 1 параметром для нижченаведеної завдання.</text:p>
      <text:p text:style-name="P1">Є такі потоки: кухар, офіціантка і відвідувачі, число відвідувачів задано параметром. Кожного відвідувача потрібно нагодувати обідом з 3 страв.</text:p>
      <text:p text:style-name="P1">Кухар готує 1 блюдо, офіціантка бере його і відносить 1 відвідувачеві, потім (випадковим чином) кухар або готує 2 блюдо і воно відноситься офіціанткою 1 клієнту, або кухар готує 1 блюдо для 2 клієнта.</text:p>
      <text:p text:style-name="P1"><text:soft-page-break/>Наступного разу кухар вже може приготувати або 1 блюдо для нового клієнта (якщо залишилися клієнти), або чергове блюдо, яке ще не отримував попередній клієнт. Але якщо</text:p>
      <text:p text:style-name="P1">наприклад 2 клієнта чекають другу страву, то першим його повинен отримати клієнт з меншим номером. Якщо клієнт не отримав ще друга страва, то він не може отримати третій блюдо.</text:p>
      <text:p text:style-name="P1">Виводити номер страви разом з ім'ям "кухар" або "офіціантка" або "клієнт" з номером клієнта в залежності від того, хто працює в даний момент часу.</text:p>
      <text:p text:style-name="P1">Використовувати обмеження з завдання 3. Робота потоків закінчується, коли всіх відвідувачів обслужили. Висновок може бути такою:</text:p>
      <text:p text:style-name="P1">Блюдо1- кухар</text:p>
      <text:p text:style-name="P1">Блюдо1-офіціантка</text:p>
      <text:p text:style-name="P1">Блюдо1-кліент1</text:p>
      <text:p text:style-name="P1">Блюдо1- кухар</text:p>
      <text:p text:style-name="P1">Блюдо1-офіціантка</text:p>
      <text:p text:style-name="P1">Блюдо1-кліент2</text:p>
      <text:p text:style-name="P1">Блюдо2- кухар</text:p>
      <text:p text:style-name="P1">Блюдо2-офіціантка</text:p>
      <text:p text:style-name="P1">Блюдо2-кліент1</text:p>
      <text:p text:style-name="P1">Блюдо1- кухар</text:p>
      <text:p text:style-name="P1">Блюдо1-офіціантка</text:p>
      <text:p text:style-name="P1">Блюдо1-кліент3</text:p>
      <text:p text:style-name="P1">Блюдо3- кухар</text:p>
      <text:p text:style-name="P1">Блюдо3-офіціантка</text:p>
      <text:p text:style-name="P1">Блюдо3-кліент1 .. ..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1T11:20:35.730814010</meta:creation-date>
    <dc:date>2019-11-21T11:25:32.271956401</dc:date>
    <meta:editing-duration>PT4M58S</meta:editing-duration>
    <meta:editing-cycles>1</meta:editing-cycles>
    <meta:document-statistic meta:table-count="0" meta:image-count="0" meta:object-count="0" meta:page-count="2" meta:paragraph-count="35" meta:word-count="626" meta:character-count="4430" meta:non-whitespace-character-count="3836"/>
    <meta:generator>LibreOffice/6.3.3.2$Linux_X86_64 LibreOffice_project/a64200df03143b798afd1ec74a12ab50359878ed</meta:generator>
  </office:meta>
</office:document-meta>
</file>